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cf989" officeooo:paragraph-rsid="000cf989"/>
    </style:style>
    <style:style style:name="P3" style:family="paragraph" style:parent-style-name="Table_20_Contents">
      <style:text-properties fo:font-style="italic" officeooo:rsid="000cf989" officeooo:paragraph-rsid="000cf989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db710" officeooo:paragraph-rsid="000db710"/>
    </style:style>
    <style:style style:name="P7" style:family="paragraph" style:parent-style-name="Table_20_Contents">
      <style:text-properties officeooo:rsid="000e27c0" officeooo:paragraph-rsid="000e27c0"/>
    </style:style>
    <style:style style:name="P8" style:family="paragraph" style:parent-style-name="Azione_20_attore">
      <style:text-properties officeooo:rsid="000cf989" officeooo:paragraph-rsid="000cf989"/>
    </style:style>
    <style:style style:name="P9" style:family="paragraph" style:parent-style-name="Azione_20_attore" style:list-style-name="">
      <style:text-properties officeooo:rsid="000cf989" officeooo:paragraph-rsid="000cf989"/>
    </style:style>
    <style:style style:name="P10" style:family="paragraph" style:parent-style-name="Azione_20_attore">
      <style:text-properties officeooo:rsid="000db710" officeooo:paragraph-rsid="000db710"/>
    </style:style>
    <style:style style:name="P11" style:family="paragraph" style:parent-style-name="Azione_20_sistema">
      <style:text-properties officeooo:rsid="000cf989" officeooo:paragraph-rsid="000cf989"/>
    </style:style>
    <style:style style:name="T1" style:family="text">
      <style:text-properties officeooo:rsid="000db710"/>
    </style:style>
    <style:style style:name="T2" style:family="text">
      <style:text-properties officeooo:rsid="000ea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Delegato Questionari inserisce nuovo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Il computer deve essere acceso e connesso alla rete Interne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541955" text:style-name="Numerazione_20_UC">
              <text:list-item text:start-value="1">
                <text:p text:style-name="P8">Il <text:span text:style-name="T1">Delegato Questionari </text:span><text:s/>effettua l'autenticazione sul <text:span text:style-name="T1">si</text:span><text:span text:style-name="T2">s</text:span><text:span text:style-name="T1">tema</text:span></text:p>
              </text:list-item>
              <text:list-item>
                <text:p text:style-name="P11">Il sistema valida l'autenticazione e permette l'accesso</text:p>
              </text:list-item>
              <text:list-item>
                <text:p text:style-name="P10">Il Delegato Questionari accede alla sezione Questionari</text:p>
              </text:list-item>
              <text:list-item>
                <text:p text:style-name="P11">Il sistema genera la pagina richiesta</text:p>
              </text:list-item>
              <text:list-item>
                <text:p text:style-name="P8">Il <text:span text:style-name="T1">Delegato Questionari inserisce il nuovo Questionario</text:span></text:p>
              </text:list-item>
              <text:list-item>
                <text:p text:style-name="P11">Il sistema <text:span text:style-name="T1">memorizza il Questionario</text:span></text:p>
              </text:list-item>
            </text:list>
            <text:p text:style-name="P9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<text:span text:style-name="T1">Delegato Questionari </text:span>effettua il logout dal <text:span text:style-name="T1">siste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Accesso non riuscito per credenziali errate</text:p>
            <text:p text:style-name="P2">La connessione cade al momento dell'aggiunta</text:p>
            <text:p text:style-name="P7">Il Questionario non puo' essere inserito perchè non è il periodo adatto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58S</meta:editing-duration>
    <meta:editing-cycles>5</meta:editing-cycles>
    <meta:generator>LibreOffice/3.6$Windows_x86 LibreOffice_project/da8c1e6-fd468f4-454e206-f42a4a9-143cfd</meta:generator>
    <dc:date>2012-10-18T13:43:22.89</dc:date>
    <meta:document-statistic meta:table-count="1" meta:image-count="0" meta:object-count="0" meta:page-count="1" meta:paragraph-count="21" meta:word-count="112" meta:character-count="787" meta:non-whitespace-character-count="701"/>
  </office:meta>
</office:document-meta>
</file>